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dddddd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0.404cm" fo:min-width="0.275cm" fo:padding-top="0.13cm" fo:padding-bottom="0.13cm" fo:padding-left="0.25cm" fo:padding-right="0.25cm" fo:wrap-option="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wrap"/>
      <style:paragraph-properties style:writing-mode="lr-tb"/>
    </style:style>
    <style:style style:name="gr5" style:family="graphic" style:parent-style-name="standard">
      <style:graphic-properties draw:stroke="solid" svg:stroke-width="0.088cm" svg:stroke-color="#000000" draw:stroke-linejoin="miter" draw:fill="solid" draw:fill-color="#dddddd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6" style:family="graphic" style:parent-style-name="standard">
      <style:graphic-properties svg:stroke-width="0.04cm" svg:stroke-color="#000000" draw:marker-start-width="0.26cm" draw:marker-end-width="0.26cm" draw:fill="solid" draw:fill-color="#daedef" draw:textarea-vertical-align="middle" fo:padding-top="0.145cm" fo:padding-bottom="0.145cm" fo:padding-left="0.27cm" fo:padding-right="0.27cm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8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3.571cm" fo:min-width="1.982cm" fo:padding-top="0.1cm" fo:padding-bottom="0.1cm" fo:padding-left="0.1cm" fo:padding-right="0.1cm" fo:wrap-option="wrap"/>
      <style:paragraph-properties style:writing-mode="lr-tb"/>
    </style:style>
    <style:style style:name="gr9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3.571cm" fo:min-width="1.983cm" fo:padding-top="0.1cm" fo:padding-bottom="0.1cm" fo:padding-left="0.1cm" fo:padding-right="0.1cm" fo:wrap-option="wrap"/>
      <style:paragraph-properties style:writing-mode="lr-tb"/>
    </style:style>
    <style:style style:name="gr10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0cm" fo:min-width="0cm" fo:padding-top="0.13cm" fo:padding-bottom="0.13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3.492cm" fo:min-width="2.622cm" fo:padding-top="0.1cm" fo:padding-bottom="0.1cm" fo:padding-left="0.1cm" fo:padding-right="0.1cm" fo:wrap-option="wrap"/>
      <style:paragraph-properties style:writing-mode="lr-tb"/>
    </style:style>
    <style:style style:name="gr12" style:family="graphic" style:parent-style-name="standard">
      <style:graphic-properties draw:stroke="solid" svg:stroke-width="0.026cm" svg:stroke-color="#000000" draw:stroke-linejoin="round" draw:fill="solid" draw:fill-color="#daedef" draw:opacity="100%" draw:textarea-horizontal-align="justify" draw:textarea-vertical-align="middle" draw:auto-grow-height="false" fo:min-height="0.284cm" fo:min-width="0.542cm" fo:padding-top="0.13cm" fo:padding-bottom="0.13cm" fo:padding-left="0.25cm" fo:padding-right="0.25cm" fo:wrap-option="wrap" draw:shadow-opacity="100%"/>
    </style:style>
    <style:style style:name="gr13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0.284cm" fo:min-width="0.542cm" fo:padding-top="0.13cm" fo:padding-bottom="0.13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0.882cm" fo:min-width="2.87cm" fo:padding-top="0.6cm" fo:padding-bottom="0.13cm" fo:padding-left="0.1cm" fo:padding-right="0.1cm" fo:wrap-option="wrap"/>
      <style:paragraph-properties style:writing-mode="lr-tb"/>
    </style:style>
    <style:style style:name="gr15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0.93cm" fo:min-width="0cm" fo:padding-top="0.13cm" fo:padding-bottom="0.13cm" fo:padding-left="0.25cm" fo:padding-right="0.25cm" fo:wrap-option="wrap"/>
    </style:style>
    <style:style style:name="gr16" style:family="graphic" style:parent-style-name="standard">
      <style:graphic-properties draw:stroke="solid" svg:stroke-width="0.026cm" svg:stroke-color="#000000" draw:stroke-linejoin="miter" draw:fill="solid" draw:fill-color="#daedef" draw:textarea-horizontal-align="justify" draw:textarea-vertical-align="middle" draw:auto-grow-height="false" fo:min-height="4.147cm" fo:min-width="2.101cm" fo:padding-top="0.13cm" fo:padding-bottom="0.13cm" fo:padding-left="0.05cm" fo:padding-right="0.01cm" fo:wrap-option="wrap"/>
      <style:paragraph-properties style:writing-mode="lr-tb"/>
    </style:style>
    <style:style style:name="gr17" style:family="graphic" style:parent-style-name="standard">
      <style:graphic-properties draw:fill="solid" draw:fill-color="#000000" draw:textarea-horizontal-align="justify" draw:textarea-vertical-align="middle" draw:auto-grow-height="false" fo:min-height="0.057cm" fo:min-width="0.112cm"/>
    </style:style>
    <style:style style:name="gr18" style:family="graphic" style:parent-style-name="standard">
      <style:graphic-properties draw:fill="solid" draw:fill-color="#000000" draw:textarea-horizontal-align="justify" draw:textarea-vertical-align="middle" draw:auto-grow-height="false" fo:min-height="0.117cm" fo:min-width="0.167cm"/>
    </style:style>
    <style:style style:name="gr19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12.82cm" fo:min-width="0cm" fo:padding-top="0.13cm" fo:padding-bottom="0.13cm" fo:padding-left="0.25cm" fo:padding-right="0.25cm" fo:wrap-option="wrap"/>
    </style:style>
    <style:style style:name="gr20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9.068cm" fo:min-width="0cm" fo:padding-top="0.13cm" fo:padding-bottom="0.13cm" fo:padding-left="0.25cm" fo:padding-right="0.25cm" fo:wrap-option="wrap"/>
    </style:style>
    <style:style style:name="gr21" style:family="graphic" style:parent-style-name="standard">
      <style:graphic-properties draw:stroke="dash" draw:stroke-dash="Dashed_20__28_var_29__20_2" svg:stroke-width="0.053cm" svg:stroke-color="#0033cc" draw:stroke-linejoin="miter" draw:fill="none" draw:fill-color="#ffffff" draw:textarea-horizontal-align="justify" draw:textarea-vertical-align="middle" draw:auto-grow-height="false" fo:min-height="0.315cm" fo:min-width="6.829cm" fo:padding-top="0.13cm" fo:padding-bottom="0.13cm" fo:padding-left="0.25cm" fo:padding-right="0.25cm" fo:wrap-option="wrap"/>
    </style:style>
    <style:style style:name="gr22" style:family="graphic" style:parent-style-name="standard">
      <style:graphic-properties draw:stroke="dash" draw:stroke-dash="Dashed_20__28_var_29__20_2" svg:stroke-width="0.053cm" svg:stroke-color="#0033cc" draw:stroke-linejoin="miter" draw:fill="none" draw:fill-color="#ffffff" draw:textarea-horizontal-align="justify" draw:textarea-vertical-align="middle" draw:auto-grow-height="false" fo:min-height="0.824cm" fo:min-width="6.826cm" fo:padding-top="0.13cm" fo:padding-bottom="0.13cm" fo:padding-left="0.25cm" fo:padding-right="0.25cm" fo:wrap-option="wrap"/>
    </style:style>
    <style:style style:name="gr2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wrap"/>
      <style:paragraph-properties style:writing-mode="lr-tb"/>
    </style:style>
    <style:style style:name="gr2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  <style:paragraph-properties style:writing-mode="lr-tb"/>
    </style:style>
    <style:style style:name="P1" style:family="paragraph">
      <loext:graphic-properties draw:fill="solid" draw:fill-color="#dddddd"/>
      <style:paragraph-properties fo:text-align="center" style:writing-mode="lr-tb"/>
    </style:style>
    <style:style style:name="P2" style:family="paragraph">
      <loext:graphic-properties draw:fill="solid" draw:fill-color="#daedef"/>
      <style:paragraph-properties style:writing-mode="lr-tb" style:font-independent-line-spacing="true"/>
    </style:style>
    <style:style style:name="P3" style:family="paragraph">
      <style:paragraph-properties fo:margin-left="0cm" fo:margin-right="0cm" fo:line-height="100%" fo:text-align="start" fo:text-indent="0cm" style:punctuation-wrap="hanging" style:line-break="strict" style:writing-mode="lr-tb"/>
    </style:style>
    <style:style style:name="P4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/>
    </style:style>
    <style:style style:name="P5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P6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7" style:family="paragraph">
      <loext:graphic-properties draw:fill="solid" draw:fill-color="#daedef"/>
    </style:style>
    <style:style style:name="P8" style:family="paragraph">
      <style:paragraph-properties fo:margin-left="0cm" fo:margin-right="0cm" fo:text-indent="0cm" style:punctuation-wrap="hanging" style:line-break="strict" style:writing-mode="lr-tb"/>
    </style:style>
    <style:style style:name="P9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0" style:family="paragraph">
      <loext:graphic-properties draw:fill="solid" draw:fill-color="#daede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1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P12" style:family="paragraph">
      <style:paragraph-properties fo:margin-left="0cm" fo:margin-right="0cm" fo:text-align="start" fo:text-indent="0cm" style:punctuation-wrap="hanging" style:line-break="strict" style:writing-mode="lr-tb"/>
    </style:style>
    <style:style style:name="P13" style:family="paragraph">
      <loext:graphic-properties draw:fill="none" draw:fill-color="#ffffff"/>
      <style:paragraph-properties fo:margin-left="0cm" fo:margin-right="0cm" fo:text-align="start" fo:text-indent="0cm" style:punctuation-wrap="hanging" style:line-break="strict" style:writing-mode="lr-tb" style:font-independent-line-spacing="true"/>
    </style:style>
    <style:style style:name="P14" style:family="paragraph">
      <loext:graphic-properties draw:fill="solid" draw:fill-color="#daedef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5" style:family="paragraph">
      <loext:graphic-properties draw:fill="solid" draw:fill-color="#daede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16" style:family="paragraph">
      <loext:graphic-properties draw:fill="solid" draw:fill-color="#000000"/>
      <style:paragraph-properties fo:text-align="center"/>
    </style:style>
    <style:style style:name="P17" style:family="paragraph">
      <loext:graphic-properties draw:fill="none" draw:fill-color="#ffffff"/>
      <style:paragraph-properties style:writing-mode="lr-tb" style:font-independent-line-spacing="true"/>
    </style:style>
    <style:style style:name="P18" style:family="paragraph">
      <loext:graphic-properties draw:fill-color="#ffffff"/>
      <style:paragraph-properties style:writing-mode="lr-tb"/>
      <style:text-properties fo:language="en" fo:country="US"/>
    </style:style>
    <style:style style:name="T1" style:family="text">
      <style:text-properties style:font-name="Arial Narrow" fo:font-size="16pt" fo:language="en" fo:country="US" style:font-size-asian="16pt" style:font-size-complex="16pt"/>
    </style:style>
    <style:style style:name="T2" style:family="text"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T3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4" style:family="text">
      <style:text-properties style:font-name="Arial Narrow" fo:font-size="14pt" fo:language="en" fo:country="US" style:font-size-asian="14pt" style:font-size-complex="14pt"/>
    </style:style>
    <style:style style:name="T5" style:family="text">
      <style:text-properties style:font-name="Arial Narrow" fo:font-size="14pt" fo:language="en" fo:country="US" fo:font-weight="bold" style:font-size-asian="14pt" style:font-weight-asian="bold" style:font-size-complex="14pt" style:font-weight-complex="bold"/>
    </style:style>
    <style:style style:name="T6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7" style:family="text">
      <style:text-properties fo:font-size="14pt" fo:language="en" fo:country="US" style:font-size-asian="14pt" style:font-size-complex="14pt"/>
    </style:style>
    <style:style style:name="T8" style:family="text">
      <style:text-properties fo:font-size="16pt" fo:language="en" fo:country="US" style:font-size-asian="16pt" style:font-size-complex="16pt"/>
    </style:style>
    <style:style style:name="T9" style:family="text">
      <style:text-properties style:font-name="Arial Narrow" fo:font-size="11pt" fo:language="en" fo:country="US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35APO   Computer Architectures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line draw:name="Rovná spojnica 134" draw:style-name="gr1" draw:text-style-name="P1" draw:layer="layout" svg:x1="23.573cm" svg:y1="7.599cm" svg:x2="23.577cm" svg:y2="3.279cm">
          <text:p/>
        </draw:line>
        <draw:polyline draw:name="Rovná spojnica 138" draw:style-name="gr1" draw:text-style-name="P1" draw:layer="layout" svg:width="12.099cm" svg:height="5.515cm" draw:transform="rotate (3.14124358773939) translate (22.4244343614595cm 7.10122384858188cm)" svg:viewBox="0 0 12100 5516" draw:points="12100,0 11092,0 11094,5512 0,5516 0,4485 11498,4481">
          <text:p/>
        </draw:polyline>
        <draw:line draw:name="Rovná spojnica 140" draw:style-name="gr1" draw:text-style-name="P1" draw:layer="layout" svg:x1="20.458cm" svg:y1="7.361cm" svg:x2="20.458cm" svg:y2="5.38cm">
          <text:p/>
        </draw:line>
        <draw:line draw:name="Rovná spojnica 144" draw:style-name="gr1" draw:text-style-name="P1" draw:layer="layout" svg:x1="23.573cm" svg:y1="3.284cm" svg:x2="10.924cm" svg:y2="3.279cm">
          <text:p/>
        </draw:line>
        <draw:line draw:name="Rovná spojnica 148" draw:style-name="gr1" draw:text-style-name="P1" draw:layer="layout" svg:x1="10.924cm" svg:y1="3.993cm" svg:x2="18.667cm" svg:y2="4.007cm">
          <text:p/>
        </draw:line>
        <draw:line draw:name="Rovná spojnica 151" draw:style-name="gr1" draw:text-style-name="P1" draw:layer="layout" svg:x1="16.096cm" svg:y1="8.148cm" svg:x2="16.096cm" svg:y2="4.681cm">
          <text:p/>
        </draw:line>
        <draw:line draw:name="Rovná spojnica 154" draw:style-name="gr1" draw:text-style-name="P1" draw:layer="layout" svg:x1="16.096cm" svg:y1="4.681cm" svg:x2="10.95cm" svg:y2="4.681cm">
          <text:p/>
        </draw:line>
        <draw:line draw:name="Rovná spojnica 158" draw:style-name="gr1" draw:text-style-name="P1" draw:layer="layout" svg:x1="14.286cm" svg:y1="8.697cm" svg:x2="14.289cm" svg:y2="6.048cm">
          <text:p/>
        </draw:line>
        <draw:line draw:name="Rovná spojnica 166" draw:style-name="gr1" draw:text-style-name="P1" draw:layer="layout" svg:x1="20.458cm" svg:y1="5.38cm" svg:x2="10.928cm" svg:y2="5.369cm">
          <text:p/>
        </draw:line>
        <draw:polyline draw:name="Rovná spojnica 169" draw:style-name="gr1" draw:text-style-name="P1" draw:layer="layout" svg:width="6.485cm" svg:height="1.557cm" draw:transform="rotate (1.5699236621689) translate (10.0812495088027cm 13.1479993450727cm)" svg:viewBox="0 0 6486 1558" draw:points="0,1 860,0 864,1558 6486,1553">
          <text:p/>
        </draw:polyline>
        <draw:line draw:name="Rovná spojnica 171" draw:style-name="gr1" draw:text-style-name="P1" draw:layer="layout" svg:x1="11.64cm" svg:y1="6.663cm" svg:x2="10.551cm" svg:y2="6.663cm">
          <text:p/>
        </draw:line>
        <draw:line draw:name="Rovná spojnica 177" draw:style-name="gr1" draw:text-style-name="P1" draw:layer="layout" svg:x1="18.989cm" svg:y1="4.57cm" svg:x2="18.231cm" svg:y2="4.565cm">
          <text:p/>
        </draw:line>
        <draw:custom-shape draw:name="Vývojový diagram: zdržanie 174" draw:style-name="gr2" draw:text-style-name="P2" draw:layer="layout" svg:width="0.904cm" svg:height="0.93cm" svg:x="18.667cm" svg:y="3.83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line draw:name="Rovná spojnica 186" draw:style-name="gr1" draw:text-style-name="P1" draw:layer="layout" svg:x1="19.571cm" svg:y1="4.293cm" svg:x2="19.977cm" svg:y2="4.297cm">
          <text:p/>
        </draw:line>
        <draw:line draw:name="Rovná spojnica 192" draw:style-name="gr1" draw:text-style-name="P1" draw:layer="layout" svg:x1="19.973cm" svg:y1="4.293cm" svg:x2="19.977cm" svg:y2="1.921cm">
          <text:p/>
        </draw:line>
        <draw:line draw:name="Rovná spojnica 202" draw:style-name="gr1" draw:text-style-name="P1" draw:layer="layout" svg:x1="19.973cm" svg:y1="1.929cm" svg:x2="1.213cm" svg:y2="1.929cm">
          <text:p/>
        </draw:line>
        <draw:line draw:name="Rovná spojnica 206" draw:style-name="gr1" draw:text-style-name="P1" draw:layer="layout" svg:x1="1.222cm" svg:y1="1.929cm" svg:x2="1.218cm" svg:y2="7.486cm">
          <text:p/>
        </draw:line>
        <draw:custom-shape draw:name="BlokTextu 233" draw:style-name="gr3" draw:text-style-name="P4" draw:layer="layout" svg:width="2.775cm" svg:height="0.877cm" svg:x="12.165cm" svg:y="2.591cm">
          <text:list text:style-name="L1">
            <text:list-header>
              <text:p text:style-name="P3"><text:span text:style-name="T1">Mem</text:span><text:span text:style-name="T1">ToRe</text:span><text:span text:style-name="T1">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39" draw:style-name="gr3" draw:text-style-name="P4" draw:layer="layout" svg:width="2.322cm" svg:height="0.877cm" svg:x="12.144cm" svg:y="1.903cm">
          <text:list text:style-name="L1">
            <text:list-header>
              <text:p text:style-name="P3"><text:span text:style-name="T1">R</text:span><text:span text:style-name="T1">e</text:span><text:span text:style-name="T1">g</text:span><text:span text:style-name="T1">W</text:span><text:span text:style-name="T1">r</text:span><text:span text:style-name="T1">i</text:span><text:span text:style-name="T1">t</text:span><text:span text:style-name="T1">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50" draw:style-name="gr3" draw:text-style-name="P4" draw:layer="layout" svg:width="1.873cm" svg:height="0.877cm" svg:x="12.14cm" svg:y="3.283cm">
          <text:list text:style-name="L1">
            <text:list-header>
              <text:p text:style-name="P3"><text:span text:style-name="T1">Branc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52" draw:style-name="gr3" draw:text-style-name="P4" draw:layer="layout" svg:width="3.566cm" svg:height="0.877cm" svg:x="12.14cm" svg:y="3.918cm">
          <text:list text:style-name="L1">
            <text:list-header>
              <text:p text:style-name="P3"><text:span text:style-name="T1">ALUCon</text:span><text:span text:style-name="T1">trol 2: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53" draw:style-name="gr4" draw:text-style-name="P4" draw:layer="layout" svg:width="2.607cm" svg:height="0.877cm" svg:x="12.241cm" svg:y="4.606cm">
          <text:p text:style-name="P3"><text:span text:style-name="T1">M</text:span><text:span text:style-name="T1">e</text:span><text:span text:style-name="T1">m</text:span><text:span text:style-name="T1">W</text:span><text:span text:style-name="T1">r</text:span><text:span text:style-name="T1">i</text:span><text:span text:style-name="T1">t</text:span><text:span text:style-name="T1">e</text:span></text:p>
          <draw:enhanced-geometry svg:viewBox="0 0 21600 21600" draw:type="mso-spt202" draw:enhanced-path="M 0 0 L 21600 0 21600 21600 0 21600 0 0 Z N"/>
        </draw:custom-shape>
        <draw:custom-shape draw:name="BlokTextu 254" draw:style-name="gr3" draw:text-style-name="P6" draw:layer="layout" svg:width="3.058cm" svg:height="0.877cm" svg:x="8.509cm" svg:y="11.568cm">
          <text:list text:style-name="L1">
            <text:list-header>
              <text:p text:style-name="P5"><text:span text:style-name="T1">Typ</text:span><text:span text:style-name="T1">eRIS</text:span><text:span text:style-name="T1">BUJ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Rovná spojnica 256" draw:style-name="gr1" draw:text-style-name="P1" draw:layer="layout" svg:x1="10.324cm" svg:y1="7.882cm" svg:x2="10.324cm" svg:y2="7.097cm">
          <text:p/>
        </draw:line>
        <draw:line draw:name="Rovná spojnica 68" draw:style-name="gr5" draw:text-style-name="P1" draw:layer="layout" svg:x1="1.519cm" svg:y1="8.35cm" svg:x2="2.233cm" svg:y2="8.353cm">
          <text:p/>
        </draw:line>
        <draw:line draw:name="Rovná spojnica 70" draw:style-name="gr5" draw:text-style-name="P1" draw:layer="layout" svg:x1="2.631cm" svg:y1="8.353cm" svg:x2="5.607cm" svg:y2="8.359cm">
          <text:p/>
        </draw:line>
        <draw:line draw:name="Rovná spojnica 73" draw:style-name="gr5" draw:text-style-name="P1" draw:layer="layout" svg:x1="5.607cm" svg:y1="8.359cm" svg:x2="7.591cm" svg:y2="8.353cm">
          <text:p/>
        </draw:line>
        <draw:line draw:name="Rovná spojnica 75" draw:style-name="gr5" draw:text-style-name="P1" draw:layer="layout" svg:x1="2.928cm" svg:y1="8.355cm" svg:x2="2.921cm" svg:y2="14.91cm">
          <text:p/>
        </draw:line>
        <draw:line draw:name="Rovná spojnica 79" draw:style-name="gr5" draw:text-style-name="P1" draw:layer="layout" svg:x1="3.576cm" svg:y1="12.132cm" svg:x2="4.066cm" svg:y2="12.132cm">
          <text:p/>
        </draw:line>
        <draw:line draw:name="Rovná spojnica 85" draw:style-name="gr5" draw:text-style-name="P1" draw:layer="layout" svg:x1="7.594cm" svg:y1="8.155cm" svg:x2="7.592cm" svg:y2="13.714cm">
          <text:p/>
        </draw:line>
        <draw:line draw:name="Rovná spojnica 118" draw:style-name="gr5" draw:text-style-name="P1" draw:layer="layout" svg:x1="13.967cm" svg:y1="9.286cm" svg:x2="11.56cm" svg:y2="9.286cm">
          <text:p/>
        </draw:line>
        <draw:line draw:name="Rovná spojnica 122" draw:style-name="gr5" draw:text-style-name="P1" draw:layer="layout" svg:x1="11.561cm" svg:y1="8.107cm" svg:x2="15.834cm" svg:y2="8.1cm">
          <text:p/>
        </draw:line>
        <draw:line draw:name="Rovná spojnica 124" draw:style-name="gr5" draw:text-style-name="P1" draw:layer="layout" svg:x1="14.564cm" svg:y1="9.554cm" svg:x2="15.834cm" svg:y2="9.557cm">
          <text:p/>
        </draw:line>
        <draw:line draw:name="Rovná spojnica 127" draw:style-name="gr5" draw:text-style-name="P1" draw:layer="layout" svg:x1="16.02cm" svg:y1="8.855cm" svg:x2="19.34cm" svg:y2="8.842cm">
          <text:p/>
        </draw:line>
        <draw:polyline draw:name="Rovná spojnica 129" draw:style-name="gr5" draw:text-style-name="P1" draw:layer="layout" svg:width="2.666cm" svg:height="4.851cm" draw:transform="rotate (1.46014245221846) translate (18.4191292059953cm 8.77990407132343cm)" svg:viewBox="0 0 2667 4852" draw:points="0,245 2208,0 2667,4128 1036,4309 1096,4852">
          <text:p/>
        </draw:polyline>
        <draw:line draw:name="Rovná spojnica 142" draw:style-name="gr5" draw:text-style-name="P1" draw:layer="layout" svg:x1="20.136cm" svg:y1="8.856cm" svg:x2="23.467cm" svg:y2="8.86cm">
          <text:p/>
        </draw:line>
        <draw:line draw:name="Rovná spojnica 150" draw:style-name="gr5" draw:text-style-name="P1" draw:layer="layout" svg:x1="15.556cm" svg:y1="14.91cm" svg:x2="2.928cm" svg:y2="14.91cm">
          <text:p/>
        </draw:line>
        <draw:polyline draw:name="Rovná spojnica 153" draw:style-name="gr5" draw:text-style-name="P1" draw:layer="layout" svg:width="6.146cm" svg:height="4.785cm" draw:transform="rotate (1.5700981950941) translate (0.624708585829562cm 14.2409970040272cm)" svg:viewBox="0 0 6147 4786" draw:points="1565,4300 1565,4768 3,4786 0,4 6147,0 6147,468">
          <text:p/>
        </draw:polyline>
        <draw:polyline draw:name="Rovná spojnica 167" draw:style-name="gr5" draw:text-style-name="P1" draw:layer="layout" svg:width="17.587cm" svg:height="6.851cm" draw:transform="rotate (-0.00139626340159651) translate (0.316001522598722cm 8.61490951970065cm)" svg:viewBox="0 0 17588 6852" draw:points="15616,5604 17586,5602 17588,6852 9,6798 0,1 781,0">
          <text:p/>
        </draw:polyline>
        <draw:line draw:name="Rovná spojnica 189" draw:style-name="gr5" draw:text-style-name="P1" draw:layer="layout" svg:x1="24.459cm" svg:y1="8.529cm" svg:x2="23.864cm" svg:y2="8.525cm">
          <text:p/>
        </draw:line>
        <draw:line draw:name="Rovná spojnica 191" draw:style-name="gr5" draw:text-style-name="P1" draw:layer="layout" svg:x1="24.462cm" svg:y1="8.527cm" svg:x2="24.458cm" svg:y2="16.533cm">
          <text:p/>
        </draw:line>
        <draw:line draw:name="Rovná spojnica 193" draw:style-name="gr5" draw:text-style-name="P1" draw:layer="layout" svg:x1="24.458cm" svg:y1="16.537cm" svg:x2="6.732cm" svg:y2="16.533cm">
          <text:p/>
        </draw:line>
        <draw:polyline draw:name="Rovná spojnica 197" draw:style-name="gr5" draw:text-style-name="P1" draw:layer="layout" svg:width="17.745cm" svg:height="8.038cm" draw:transform="rotate (-0.00174532925199535) translate (6.72591817800737cm 8.49405164747271cm)" svg:viewBox="0 0 17746 8039" draw:points="17059,1 17732,0 17746,8008 20,8039 0,2245 2228,2241">
          <text:p/>
        </draw:polyline>
        <draw:polyline draw:name="Rovná spojnica 199" draw:style-name="gr5" draw:text-style-name="P1" draw:layer="layout" svg:width="5.795cm" svg:height="1.204cm" draw:transform="rotate (-0.000698131700798822) translate (13.519cm 9.286cm)" svg:viewBox="0 0 5796 1205" draw:points="0,0 1,1205 5796,1201">
          <text:p/>
        </draw:polyline>
        <draw:polyline draw:name="Rovná spojnica 203" draw:style-name="gr5" draw:text-style-name="P1" draw:layer="layout" svg:width="3.647cm" svg:height="0.311cm" draw:transform="rotate (1.5707963267949) translate (13.832cm 13.514cm)" svg:viewBox="0 0 3648 312" draw:points="0,0 3648,0 3648,312">
          <text:p/>
        </draw:polyline>
        <draw:line draw:name="Rovná spojnica 211" draw:style-name="gr5" draw:text-style-name="P1" draw:layer="layout" svg:x1="16.003cm" svg:y1="13.518cm" svg:x2="11.56cm" svg:y2="13.514cm">
          <text:p/>
        </draw:line>
        <draw:polygon draw:style-name="gr6" draw:text-style-name="P7" draw:layer="layout" svg:width="1.031cm" svg:height="2.187cm" svg:x="4.066cm" svg:y="11.585cm" svg:viewBox="0 0 1032 2188" draw:points="0,0 0,860 390,1094 0,1328 0,2188 1032,1719 1032,469">
          <draw:glue-point draw:id="4" svg:x="5cm" svg:y="0cm"/>
          <draw:glue-point draw:id="5" svg:x="-5cm" svg:y="3.212cm"/>
          <draw:glue-point draw:id="6" svg:x="-5cm" svg:y="-3.212cm"/>
          <text:p/>
        </draw:polygon>
        <draw:polygon draw:style-name="gr6" draw:text-style-name="P7" draw:layer="layout" svg:width="1.031cm" svg:height="2.187cm" svg:x="15.534cm" svg:y="13.147cm" svg:viewBox="0 0 1032 2188" draw:points="0,0 0,860 390,1094 0,1328 0,2188 1032,1719 1032,469">
          <draw:glue-point draw:id="4" svg:x="5cm" svg:y="0cm"/>
          <draw:glue-point draw:id="5" svg:x="-5cm" svg:y="3.212cm"/>
          <draw:glue-point draw:id="6" svg:x="-5cm" svg:y="-3.212cm"/>
          <text:p/>
        </draw:polygon>
        <draw:custom-shape draw:name="BlokTextu 29_1" draw:style-name="gr4" draw:text-style-name="P9" draw:layer="layout" svg:width="0.992cm" svg:height="0.963cm" svg:x="15.787cm" svg:y="13.696cm">
          <text:list text:style-name="L1">
            <text:list-header>
              <text:p text:style-name="P8"><text:span text:style-name="T2">+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9_2" draw:style-name="gr4" draw:text-style-name="P9" draw:layer="layout" svg:width="0.992cm" svg:height="0.963cm" svg:x="4.301cm" svg:y="12.185cm">
          <text:list text:style-name="L1">
            <text:list-header>
              <text:p text:style-name="P8"><text:span text:style-name="T2">+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Rovná spojnica 97" draw:style-name="gr1" draw:text-style-name="P1" draw:layer="layout" svg:x1="7.591cm" svg:y1="8.155cm" svg:x2="9.178cm" svg:y2="8.159cm">
          <text:p/>
        </draw:line>
        <draw:line draw:name="Rovná spojnica 99" draw:style-name="gr1" draw:text-style-name="P1" draw:layer="layout" svg:x1="7.591cm" svg:y1="9.293cm" svg:x2="9.178cm" svg:y2="9.297cm">
          <text:p/>
        </draw:line>
        <draw:line draw:name="Rovná spojnica 102" draw:style-name="gr1" draw:text-style-name="P1" draw:layer="layout" svg:x1="7.591cm" svg:y1="13.713cm" svg:x2="8.98cm" svg:y2="13.717cm">
          <text:p/>
        </draw:line>
        <draw:line draw:name="Rovná spojnica 175" draw:style-name="gr1" draw:text-style-name="P1" draw:layer="layout" svg:x1="22.761cm" svg:y1="11.688cm" svg:x2="7.594cm" svg:y2="11.688cm">
          <text:p/>
        </draw:line>
        <draw:line draw:name="Rovná spojnica 178" draw:style-name="gr1" draw:text-style-name="P1" draw:layer="layout" svg:x1="22.764cm" svg:y1="11.69cm" svg:x2="22.76cm" svg:y2="16.056cm">
          <text:p/>
        </draw:line>
        <draw:line draw:name="Rovná spojnica 180" draw:style-name="gr1" draw:text-style-name="P1" draw:layer="layout" svg:x1="22.76cm" svg:y1="16.061cm" svg:x2="7.208cm" svg:y2="16.057cm">
          <text:p/>
        </draw:line>
        <draw:line draw:name="Rovná spojnica 182" draw:style-name="gr1" draw:text-style-name="P1" draw:layer="layout" svg:x1="7.206cm" svg:y1="16.062cm" svg:x2="7.21cm" svg:y2="10.049cm">
          <text:p/>
        </draw:line>
        <draw:line draw:name="Rovná spojnica 184" draw:style-name="gr1" draw:text-style-name="P1" draw:layer="layout" svg:x1="7.208cm" svg:y1="10.048cm" svg:x2="8.98cm" svg:y2="10.052cm">
          <text:p/>
        </draw:line>
        <draw:polyline draw:name="Rovná spojnica 217" draw:style-name="gr1" draw:text-style-name="P1" draw:layer="layout" svg:width="3.817cm" svg:height="1.752cm" draw:transform="rotate (1.5697491292437) translate (16.488cm 8.382cm)" svg:viewBox="0 0 3818 1753" draw:points="0,0 2,1753 3818,1749">
          <text:p/>
        </draw:polyline>
        <draw:line draw:name="Rovná spojnica 221" draw:style-name="gr1" draw:text-style-name="P1" draw:layer="layout" svg:x1="2.443cm" svg:y1="7.759cm" svg:x2="2.447cm" svg:y2="7.442cm">
          <text:p/>
        </draw:line>
        <draw:line draw:name="Rovná spojnica 222" draw:style-name="gr1" draw:text-style-name="P1" draw:layer="layout" svg:x1="1.215cm" svg:y1="7.796cm" svg:x2="1.219cm" svg:y2="7.479cm">
          <text:p/>
        </draw:line>
        <draw:line draw:name="Rovná spojnica 223" draw:style-name="gr1" draw:text-style-name="P1" draw:layer="layout" svg:x1="9.14cm" svg:y1="7.439cm" svg:x2="9.128cm" svg:y2="6.826cm">
          <text:p/>
        </draw:line>
        <draw:line draw:name="Rovná spojnica 228" draw:style-name="gr1" draw:text-style-name="P1" draw:layer="layout" svg:x1="23.574cm" svg:y1="7.916cm" svg:x2="23.578cm" svg:y2="7.599cm">
          <text:p/>
        </draw:line>
        <draw:line draw:name="Rovná spojnica 229" draw:style-name="gr1" draw:text-style-name="P1" draw:layer="layout" svg:x1="14.286cm" svg:y1="9.013cm" svg:x2="14.29cm" svg:y2="8.696cm">
          <text:p/>
        </draw:line>
        <draw:custom-shape draw:name="BlokTextu 231" draw:style-name="gr7" draw:text-style-name="P9" draw:layer="layout" svg:width="1.017cm" svg:height="0.937cm" svg:x="2.734cm" svg:y="11.663cm">
          <text:list text:style-name="L1">
            <text:list-header>
              <text:p text:style-name="P8"><text:span text:style-name="T3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34" draw:style-name="gr3" draw:text-style-name="P6" draw:layer="layout" svg:width="1.027cm" svg:height="0.793cm" svg:x="1.355cm" svg:y="7.644cm">
          <text:list text:style-name="L1">
            <text:list-header>
              <text:p text:style-name="P5"><text:span text:style-name="T4">P</text:span><text:span text:style-name="T4">C</text:span><text:span text:style-name="T4">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35" draw:style-name="gr3" draw:text-style-name="P6" draw:layer="layout" svg:width="1.047cm" svg:height="0.877cm" svg:x="2.533cm" svg:y="7.6cm">
          <text:list text:style-name="L1">
            <text:list-header>
              <text:p text:style-name="P5"><text:span text:style-name="T1">P</text:span><text:span text:style-name="T1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36" draw:style-name="gr3" draw:text-style-name="P6" draw:layer="layout" svg:width="1.301cm" svg:height="0.877cm" svg:x="6.128cm" svg:y="7.56cm">
          <text:list text:style-name="L1">
            <text:list-header>
              <text:p text:style-name="P5"><text:span text:style-name="T1">Inst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37" draw:style-name="gr3" draw:text-style-name="P6" draw:layer="layout" svg:width="1.408cm" svg:height="0.793cm" svg:x="7.384cm" svg:y="7.494cm">
          <text:list text:style-name="L1">
            <text:list-header>
              <text:p text:style-name="P5"><text:span text:style-name="T5">19:</text:span><text:span text:style-name="T5">1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38" draw:style-name="gr3" draw:text-style-name="P6" draw:layer="layout" svg:width="1.408cm" svg:height="0.793cm" svg:x="7.421cm" svg:y="8.654cm">
          <text:list text:style-name="L1">
            <text:list-header>
              <text:p text:style-name="P5"><text:span text:style-name="T5">2</text:span><text:span text:style-name="T5">4</text:span><text:span text:style-name="T5">:</text:span><text:span text:style-name="T5">2</text:span><text:span text:style-name="T5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40" draw:style-name="gr3" draw:text-style-name="P6" draw:layer="layout" svg:width="1.162cm" svg:height="0.793cm" svg:x="7.481cm" svg:y="11.056cm">
          <text:list text:style-name="L1">
            <text:list-header>
              <text:p text:style-name="P5"><text:span text:style-name="T5">11: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42" draw:style-name="gr3" draw:text-style-name="P4" draw:layer="layout" svg:width="2.221cm" svg:height="1.385cm" svg:x="7.471cm" svg:y="12.102cm">
          <text:list text:style-name="L1">
            <text:list-header>
              <text:p text:style-name="P3"><text:span text:style-name="T5">15:0, </text:span><text:span text:style-name="T5">24:0</text:span></text:p>
              <text:p text:style-name="P3"><text:span text:style-name="T5">11: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43" draw:style-name="gr3" draw:text-style-name="P6" draw:layer="layout" svg:width="1.407cm" svg:height="0.877cm" svg:x="14.26cm" svg:y="7.362cm">
          <text:list text:style-name="L1">
            <text:list-header>
              <text:p text:style-name="P5"><text:span text:style-name="T1">S</text:span><text:span text:style-name="T1">rc</text:span><text:span text:style-name="T1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44" draw:style-name="gr3" draw:text-style-name="P6" draw:layer="layout" svg:width="1.256cm" svg:height="0.793cm" svg:x="14.427cm" svg:y="8.83cm">
          <text:list text:style-name="L1">
            <text:list-header>
              <text:p text:style-name="P5"><text:span text:style-name="T4">S</text:span><text:span text:style-name="T4">rc</text:span><text:span text:style-name="T4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45" draw:style-name="gr3" draw:text-style-name="P6" draw:layer="layout" svg:width="1.357cm" svg:height="0.877cm" svg:x="17.075cm" svg:y="7.595cm">
          <text:list text:style-name="L1">
            <text:list-header>
              <text:p text:style-name="P5"><text:span text:style-name="T1">Zer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46" draw:style-name="gr3" draw:text-style-name="P6" draw:layer="layout" svg:width="1.954cm" svg:height="0.793cm" svg:x="17.026cm" svg:y="8.718cm">
          <text:list text:style-name="L1">
            <text:list-header>
              <text:p text:style-name="P5"><text:span text:style-name="T4">AluOut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51" draw:style-name="gr3" draw:text-style-name="P6" draw:layer="layout" svg:width="2.516cm" svg:height="0.877cm" svg:x="17.062cm" svg:y="13.433cm">
          <text:list text:style-name="L1">
            <text:list-header>
              <text:p text:style-name="P5"><text:span text:style-name="T1">PCBran</text:span><text:span text:style-name="T1">c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57" draw:style-name="gr3" draw:text-style-name="P6" draw:layer="layout" svg:width="2.195cm" svg:height="0.793cm" svg:x="21.608cm" svg:y="8.933cm">
          <text:list text:style-name="L1">
            <text:list-header>
              <text:p text:style-name="P5"><text:span text:style-name="T4">ReadDat</text:span><text:span text:style-name="T4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58" draw:style-name="gr3" draw:text-style-name="P6" draw:layer="layout" svg:width="1.522cm" svg:height="0.793cm" svg:x="23.837cm" svg:y="7.798cm">
          <text:list text:style-name="L1">
            <text:list-header>
              <text:p text:style-name="P5"><text:span text:style-name="T4">Resul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Rovná spojnica 259" draw:style-name="gr1" draw:text-style-name="P1" draw:layer="layout" svg:x1="19.574cm" svg:y1="7.36cm" svg:x2="19.578cm" svg:y2="7.043cm">
          <text:p/>
        </draw:line>
        <draw:g draw:name="Skupina 19">
          <draw:custom-shape draw:name="Obdĺžnik 6" draw:style-name="gr8" draw:text-style-name="P10" draw:layer="layout" svg:width="2.182cm" svg:height="3.771cm" svg:x="3.424cm" svg:y="7.361cm">
            <text:list text:style-name="L1">
              <text:list-header>
                <text:p text:style-name="P8"><text:span text:style-name="T6"/></text:p>
                <text:p text:style-name="P8"><text:span text:style-name="T7">I</text:span><text:span text:style-name="T7">n</text:span><text:span text:style-name="T7">s</text:span><text:span text:style-name="T7">t</text:span><text:span text:style-name="T7">r</text:span><text:span text:style-name="T7">.</text:span><text:span text:style-name="T7"> </text:span><text:span text:style-name="T7">M</text:span><text:span text:style-name="T7">e</text:span><text:span text:style-name="T7">m</text:span><text:span text:style-name="T7">o</text:span><text:span text:style-name="T7">r</text:span><text:span text:style-name="T7">y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BlokTextu 7" draw:style-name="gr4" draw:text-style-name="P9" draw:layer="layout" svg:width="2.182cm" svg:height="0.877cm" svg:x="3.424cm" svg:y="7.917cm">
            <text:list text:style-name="L1">
              <text:list-header>
                <text:p text:style-name="P8"><text:span text:style-name="T3">A</text:span><text:span text:style-name="T3"> <text:s/></text:span><text:span text:style-name="T3"><text:s/></text:span><text:span text:style-name="T3">R</text:span><text:span text:style-name="T3">D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Obdĺžnik 15" draw:style-name="gr9" draw:text-style-name="P10" draw:layer="layout" svg:width="2.183cm" svg:height="3.771cm" svg:x="18.903cm" svg:y="7.361cm">
          <text:list text:style-name="L1">
            <text:list-header>
              <text:p text:style-name="P8"><text:span text:style-name="T6"/></text:p>
              <text:p text:style-name="P8"><text:span text:style-name="T7">D</text:span><text:span text:style-name="T7">a</text:span><text:span text:style-name="T7">t</text:span><text:span text:style-name="T7">a</text:span><text:span text:style-name="T7"> </text:span><text:span text:style-name="T7">M</text:span><text:span text:style-name="T7">e</text:span><text:span text:style-name="T7">m</text:span><text:span text:style-name="T7">o</text:span><text:span text:style-name="T7">r</text:span><text:span text:style-name="T7">y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BlokTextu 16" draw:style-name="gr4" draw:text-style-name="P9" draw:layer="layout" svg:width="2.55cm" svg:height="0.877cm" svg:x="18.708cm" svg:y="8.314cm">
          <text:list text:style-name="L1">
            <text:list-header>
              <text:p text:style-name="P8"><text:span text:style-name="T3">A</text:span><text:span text:style-name="T3"> <text:s/></text:span><text:span text:style-name="T3"><text:s text:c="2"/></text:span><text:span text:style-name="T3"><text:s/></text:span><text:span text:style-name="T3">R</text:span><text:span text:style-name="T3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17" draw:style-name="gr4" draw:text-style-name="P9" draw:layer="layout" svg:width="1.56cm" svg:height="0.877cm" svg:x="18.732cm" svg:y="10.14cm">
          <text:list text:style-name="L1">
            <text:list-header>
              <text:p text:style-name="P8"><text:span text:style-name="T3">W</text:span><text:span text:style-name="T3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18" draw:style-name="gr4" draw:text-style-name="P9" draw:layer="layout" svg:width="1.389cm" svg:height="0.877cm" svg:x="19.763cm" svg:y="7.361cm">
          <text:list text:style-name="L1">
            <text:list-header>
              <text:p text:style-name="P8"><text:span text:style-name="T3">W</text:span><text:span text:style-name="T3">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ovnoramenný trojuholník 21" draw:style-name="gr10" draw:text-style-name="P2" draw:layer="layout" svg:width="0.397cm" svg:height="0.397cm" svg:x="19.34cm" svg:y="7.301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Obdĺžnik 9" draw:style-name="gr11" draw:text-style-name="P10" draw:layer="layout" svg:width="2.822cm" svg:height="3.692cm" svg:x="8.738cm" svg:y="7.44cm">
          <text:list text:style-name="L1">
            <text:list-header>
              <text:p text:style-name="P8"><text:span text:style-name="T6"/></text:p>
              <text:p text:style-name="P8"><text:span text:style-name="T6"/></text:p>
              <text:p text:style-name="P11"><text:span text:style-name="T6"/></text:p>
              <text:p text:style-name="P11"><text:span text:style-name="T6"/></text:p>
              <text:p text:style-name="P11"><text:span text:style-name="T7">R</text:span><text:span text:style-name="T7">e</text:span><text:span text:style-name="T7">g</text:span><text:span text:style-name="T7">.</text:span></text:p>
              <text:p text:style-name="P11"><text:span text:style-name="T7"><text:s/></text:span><text:span text:style-name="T7"><text:s/></text:span><text:span text:style-name="T7">F</text:span><text:span text:style-name="T7">i</text:span><text:span text:style-name="T7">l</text:span><text:span text:style-name="T7">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BlokTextu 10" draw:style-name="gr4" draw:text-style-name="P9" draw:layer="layout" svg:width="2.988cm" svg:height="0.877cm" svg:x="8.572cm" svg:y="7.666cm">
          <text:list text:style-name="L1">
            <text:list-header>
              <text:p text:style-name="P8"><text:span text:style-name="T3">A</text:span><text:span text:style-name="T3">1</text:span><text:span text:style-name="T3"> </text:span><text:span text:style-name="T3"><text:s/></text:span><text:span text:style-name="T3"><text:s/></text:span><text:span text:style-name="T3"><text:s/></text:span><text:span text:style-name="T3">R</text:span><text:span text:style-name="T3">D</text:span><text:span text:style-name="T3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11" draw:style-name="gr4" draw:text-style-name="P9" draw:layer="layout" svg:width="2.988cm" svg:height="0.877cm" svg:x="8.572cm" svg:y="8.698cm">
          <text:list text:style-name="L1">
            <text:list-header>
              <text:p text:style-name="P8"><text:span text:style-name="T3">A</text:span><text:span text:style-name="T3">2</text:span><text:span text:style-name="T3"> </text:span><text:span text:style-name="T3"><text:s/></text:span><text:span text:style-name="T3"><text:s/></text:span><text:span text:style-name="T3"><text:s/></text:span><text:span text:style-name="T3">R</text:span><text:span text:style-name="T3">D</text:span><text:span text:style-name="T3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12" draw:style-name="gr4" draw:text-style-name="P13" draw:layer="layout" svg:width="1.753cm" svg:height="1.553cm" svg:x="8.572cm" svg:y="9.465cm">
          <text:list text:style-name="L1">
            <text:list-header>
              <text:p text:style-name="P12"><text:span text:style-name="T3">A</text:span><text:span text:style-name="T3">3</text:span></text:p>
              <text:p text:style-name="P12"><text:span text:style-name="T3">W</text:span><text:span text:style-name="T3">D</text:span><text:span text:style-name="T3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13" draw:style-name="gr4" draw:text-style-name="P13" draw:layer="layout" svg:width="1.792cm" svg:height="0.877cm" svg:x="9.479cm" svg:y="7.216cm">
          <text:list text:style-name="L1">
            <text:list-header>
              <text:p text:style-name="P12"><text:span text:style-name="T3">WE</text:span><text:span text:style-name="T3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ovnoramenný trojuholník 22" draw:style-name="gr10" draw:text-style-name="P2" draw:layer="layout" svg:width="0.352cm" svg:height="0.396cm" svg:x="8.949cm" svg:y="7.44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draw:name="Skupina 37">
          <draw:custom-shape draw:name="Lichobežník 33" draw:style-name="gr12" draw:text-style-name="P14" draw:layer="layout" svg:width="1.264cm" svg:height="0.595cm" draw:transform="rotate (-1.5707963267949) translate (14.562cm 8.922cm)">
            <text:p/>
            <draw:enhanced-geometry svg:viewBox="0 0 454821 214314" draw:extrusion-allowed="true" draw:text-areas="39991 18844 414830 214314" draw:glue-points="227411 0 29993 107157 227411 214314 424828 107157 0 214314" draw:type="mso-spt100" draw:enhanced-path="M 0 214314 L 59986 0 394835 0 454821 214314 Z N"/>
          </draw:custom-shape>
          <draw:custom-shape draw:name="BlokTextu 35" draw:style-name="gr3" draw:text-style-name="P9" draw:layer="layout" svg:width="0.717cm" svg:height="0.877cm" svg:x="13.868cm" svg:y="8.843cm">
            <text:list text:style-name="L1">
              <text:list-header>
                <text:p text:style-name="P8"><text:span text:style-name="T8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BlokTextu 36" draw:style-name="gr3" draw:text-style-name="P9" draw:layer="layout" svg:width="0.717cm" svg:height="0.877cm" svg:x="13.894cm" svg:y="9.372cm">
            <text:list text:style-name="L1">
              <text:list-header>
                <text:p text:style-name="P8"><text:span text:style-name="T8">1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Skupina 38">
          <draw:custom-shape draw:name="Lichobežník 39" draw:style-name="gr13" draw:text-style-name="P2" draw:layer="layout" svg:width="1.264cm" svg:height="0.595cm" draw:transform="rotate (-1.5707963267949) translate (23.863cm 7.837cm)">
            <text:p/>
            <draw:enhanced-geometry svg:viewBox="0 0 454821 214314" draw:extrusion-allowed="true" draw:text-areas="39991 18844 414830 214314" draw:glue-points="227411 0 29993 107157 227411 214314 424828 107157" draw:type="mso-spt100" draw:enhanced-path="M 0 214314 L 59986 0 394835 0 454821 214314 Z N"/>
          </draw:custom-shape>
          <draw:custom-shape draw:name="BlokTextu 40" draw:style-name="gr3" draw:text-style-name="P9" draw:layer="layout" svg:width="0.717cm" svg:height="0.877cm" svg:x="23.169cm" svg:y="7.758cm">
            <text:list text:style-name="L1">
              <text:list-header>
                <text:p text:style-name="P8"><text:span text:style-name="T8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BlokTextu 41" draw:style-name="gr3" draw:text-style-name="P9" draw:layer="layout" svg:width="0.717cm" svg:height="0.877cm" svg:x="23.195cm" svg:y="8.287cm">
            <text:list text:style-name="L1">
              <text:list-header>
                <text:p text:style-name="P8"><text:span text:style-name="T8">1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Skupina 46">
          <draw:custom-shape draw:name="Lichobežník 47" draw:style-name="gr13" draw:text-style-name="P10" draw:layer="layout" svg:width="1.264cm" svg:height="0.595cm" draw:transform="rotate (-1.5707963267949) translate (1.518cm 7.718cm)">
            <text:p/>
            <draw:enhanced-geometry svg:viewBox="0 0 454821 214314" draw:extrusion-allowed="true" draw:text-areas="39991 18844 414830 214314" draw:glue-points="227411 0 29993 107157 227411 214314 424828 107157 0 214314" draw:type="mso-spt100" draw:enhanced-path="M 0 214314 L 59986 0 394835 0 454821 214314 Z N"/>
          </draw:custom-shape>
          <draw:custom-shape draw:name="BlokTextu 48" draw:style-name="gr3" draw:text-style-name="P9" draw:layer="layout" svg:width="0.717cm" svg:height="0.877cm" svg:x="0.824cm" svg:y="7.639cm">
            <text:list text:style-name="L1">
              <text:list-header>
                <text:p text:style-name="P8"><text:span text:style-name="T8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BlokTextu 49" draw:style-name="gr3" draw:text-style-name="P9" draw:layer="layout" svg:width="0.717cm" svg:height="0.877cm" svg:x="0.85cm" svg:y="8.168cm">
            <text:list text:style-name="L1">
              <text:list-header>
                <text:p text:style-name="P8"><text:span text:style-name="T8">1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Voľná forma 52" draw:style-name="gr14" draw:text-style-name="P15" draw:layer="layout" svg:width="3.069cm" svg:height="1.611cm" svg:x="8.491cm" svg:y="12.648cm">
          <text:list text:style-name="L1">
            <text:list-header>
              <text:p text:style-name="P11"><text:span text:style-name="T8">I</text:span><text:span text:style-name="T8">m</text:span><text:span text:style-name="T8">m</text:span><text:span text:style-name="T8"><text:line-break/></text:span><text:span text:style-name="T8">d</text:span><text:span text:style-name="T8">e</text:span><text:span text:style-name="T8">c</text:span><text:span text:style-name="T8">o</text:span><text:span text:style-name="T8">d</text:span><text:span text:style-name="T8">e</text:span></text:p>
            </text:list-header>
          </text:list>
          <draw:enhanced-geometry svg:viewBox="0 0 1104900 447675" draw:extrusion-allowed="true" draw:text-areas="0 0 1104900 447675" draw:glue-points="9525 447675 1095375 447675 1104900 0 0 219075 9525 447675" draw:type="mso-spt100" draw:enhanced-path="M 9525 447675 L 1095375 447675 1104900 0 0 219075 9525 447675 Z N"/>
        </draw:custom-shape>
        <draw:custom-shape draw:name="Obdĺžnik 53" draw:style-name="gr15" draw:text-style-name="P2" draw:layer="layout" svg:width="0.396cm" svg:height="1.19cm" svg:x="2.233cm" svg:y="7.758cm">
          <text:p/>
          <draw:enhanced-geometry svg:viewBox="0 0 21600 21600" draw:type="rectangle" draw:enhanced-path="M 0 0 L 21600 0 21600 21600 0 21600 0 0 Z N"/>
        </draw:custom-shape>
        <draw:custom-shape draw:name="Rovnoramenný trojuholník 54" draw:style-name="gr10" draw:text-style-name="P2" draw:layer="layout" svg:width="0.396cm" svg:height="0.396cm" svg:x="2.233cm" svg:y="7.758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name="Rovná spojnica 285" draw:style-name="gr5" draw:text-style-name="P1" draw:layer="layout" svg:x1="7.588cm" svg:y1="8.447cm" svg:x2="7.593cm" svg:y2="4.805cm">
          <text:p/>
        </draw:line>
        <draw:line draw:name="Rovná spojnica 287" draw:style-name="gr1" draw:text-style-name="P1" draw:layer="layout" svg:x1="7.595cm" svg:y1="4.809cm" svg:x2="8.737cm" svg:y2="4.813cm">
          <text:p/>
        </draw:line>
        <draw:line draw:name="Rovná spojnica 290" draw:style-name="gr1" draw:text-style-name="P1" draw:layer="layout" svg:x1="7.59cm" svg:y1="6.022cm" svg:x2="8.737cm" svg:y2="6.026cm">
          <text:p/>
        </draw:line>
        <draw:custom-shape draw:name="BlokTextu 291" draw:style-name="gr3" draw:text-style-name="P6" draw:layer="layout" svg:width="0.959cm" svg:height="0.793cm" svg:x="7.49cm" svg:y="4.165cm">
          <text:list text:style-name="L1">
            <text:list-header>
              <text:p text:style-name="P5"><text:span text:style-name="T5">6: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92" draw:style-name="gr3" draw:text-style-name="P6" draw:layer="layout" svg:width="1.408cm" svg:height="1.385cm" svg:x="7.4cm" svg:y="5.317cm">
          <text:list text:style-name="L1">
            <text:list-header>
              <text:p text:style-name="P5"><text:span text:style-name="T5">31:2</text:span><text:span text:style-name="T5">5</text:span></text:p>
              <text:p text:style-name="P5"><text:span text:style-name="T5">14:1</text:span><text:span text:style-name="T5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Zaoblený obdĺžnik 132" draw:style-name="gr16" draw:text-style-name="P10" draw:layer="layout" svg:width="2.393cm" svg:height="4.639cm" svg:x="8.719cm" svg:y="2.22cm">
          <text:list text:style-name="L1">
            <text:list-header>
              <text:p text:style-name="P8"><text:span text:style-name="T7">Control </text:span><text:span text:style-name="T7">Unit</text:span></text:p>
              <text:p text:style-name="P8"><text:span text:style-name="T7"/></text:p>
              <text:p text:style-name="P8"><text:span text:style-name="T6">Opcode</text:span></text:p>
              <text:p text:style-name="P8"><text:span text:style-name="T7"/></text:p>
              <text:p text:style-name="P12"><text:span text:style-name="T6">Funct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name="Rovná spojnica 157_1" draw:style-name="gr5" draw:text-style-name="P1" draw:layer="layout" svg:x1="4.066cm" svg:y1="13.382cm" svg:x2="2.928cm" svg:y2="13.382cm">
          <text:p/>
        </draw:line>
        <draw:custom-shape draw:name="BlokTextu 249_1" draw:style-name="gr3" draw:text-style-name="P6" draw:layer="layout" svg:width="2.229cm" svg:height="0.877cm" svg:x="12.954cm" svg:y="13.443cm">
          <text:list text:style-name="L1">
            <text:list-header>
              <text:p text:style-name="P5"><text:span text:style-name="T1">SignI</text:span><text:span text:style-name="T1">mm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17" draw:text-style-name="P16" draw:layer="layout" svg:width="0.156cm" svg:height="0.149cm" svg:x="2.849cm" svg:y="13.3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6" draw:layer="layout" svg:width="0.235cm" svg:height="0.235cm" svg:x="2.816cm" svg:y="13.2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7" draw:text-style-name="P16" draw:layer="layout" svg:width="0.156cm" svg:height="0.149cm" svg:x="18.552cm" svg:y="8.7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6" draw:layer="layout" svg:width="0.235cm" svg:height="0.235cm" svg:x="18.519cm" svg:y="8.6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7" draw:text-style-name="P16" draw:layer="layout" svg:width="0.156cm" svg:height="0.149cm" svg:x="13.738cm" svg:y="13.4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6" draw:layer="layout" svg:width="0.235cm" svg:height="0.235cm" svg:x="13.705cm" svg:y="13.3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7" draw:text-style-name="P16" draw:layer="layout" svg:width="0.156cm" svg:height="0.149cm" svg:x="13.438cm" svg:y="9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6" draw:layer="layout" svg:width="0.235cm" svg:height="0.235cm" svg:x="13.405cm" svg:y="9.1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7" draw:text-style-name="P16" draw:layer="layout" svg:width="0.156cm" svg:height="0.149cm" svg:x="2.849cm" svg:y="8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6" draw:layer="layout" svg:width="0.235cm" svg:height="0.235cm" svg:x="2.816cm" svg:y="8.2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olygon draw:style-name="gr6" draw:text-style-name="P7" draw:layer="layout" svg:width="1.031cm" svg:height="2.187cm" svg:x="15.551cm" svg:y="7.757cm" svg:viewBox="0 0 1032 2188" draw:points="0,0 0,860 390,1094 0,1328 0,2188 1032,1719 1032,469">
          <draw:glue-point draw:id="4" svg:x="5cm" svg:y="0cm"/>
          <draw:glue-point draw:id="5" svg:x="-5cm" svg:y="3.212cm"/>
          <draw:glue-point draw:id="6" svg:x="-5cm" svg:y="-3.212cm"/>
          <text:p/>
        </draw:polygon>
        <draw:custom-shape draw:name="BlokTextu 271" draw:style-name="gr3" draw:text-style-name="P6" draw:layer="layout" svg:width="1.162cm" svg:height="0.793cm" svg:x="15.403cm" svg:y="7.956cm">
          <text:list text:style-name="L1">
            <text:list-header>
              <text:p text:style-name="P5"><text:span text:style-name="T4">ALU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Rovná spojnica 224_2" draw:style-name="gr1" draw:text-style-name="P1" draw:layer="layout" svg:x1="5.988cm" svg:y1="5.996cm" svg:x2="5.992cm" svg:y2="5.679cm">
          <text:p/>
        </draw:line>
        <draw:g draw:name="Skupina 264_1">
          <draw:g draw:name="Skupina 58_1">
            <draw:custom-shape draw:name="Obdĺžnik 59_1" draw:style-name="gr19" draw:text-style-name="P2" draw:layer="layout" svg:width="0.354cm" svg:height="13.08cm" svg:x="11.76cm" svg:y="2.219cm">
              <text:p/>
              <draw:enhanced-geometry svg:viewBox="0 0 21600 21600" draw:type="rectangle" draw:enhanced-path="M 0 0 L 21600 0 21600 21600 0 21600 0 0 Z N"/>
            </draw:custom-shape>
            <draw:custom-shape draw:name="Rovnoramenný trojuholník 60_1" draw:style-name="gr10" draw:text-style-name="P2" draw:layer="layout" svg:width="0.397cm" svg:height="0.396cm" svg:x="11.769cm" svg:y="2.219cm">
              <text:p/>
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 draw:name="Skupina 61_1">
            <draw:custom-shape draw:name="Obdĺžnik 62_1" draw:style-name="gr19" draw:text-style-name="P2" draw:layer="layout" svg:width="0.388cm" svg:height="13.08cm" svg:x="16.775cm" svg:y="2.219cm">
              <text:p/>
              <draw:enhanced-geometry svg:viewBox="0 0 21600 21600" draw:type="rectangle" draw:enhanced-path="M 0 0 L 21600 0 21600 21600 0 21600 0 0 Z N"/>
            </draw:custom-shape>
            <draw:custom-shape draw:name="Rovnoramenný trojuholník 63_1" draw:style-name="gr10" draw:text-style-name="P2" draw:layer="layout" svg:width="0.397cm" svg:height="0.396cm" svg:x="16.784cm" svg:y="2.219cm">
              <text:p/>
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 draw:name="Skupina 64_5">
            <draw:custom-shape draw:name="Obdĺžnik 65_1" draw:style-name="gr19" draw:text-style-name="P2" draw:layer="layout" svg:width="0.4cm" svg:height="13.08cm" svg:x="21.286cm" svg:y="2.219cm">
              <text:p/>
              <draw:enhanced-geometry svg:viewBox="0 0 21600 21600" draw:type="rectangle" draw:enhanced-path="M 0 0 L 21600 0 21600 21600 0 21600 0 0 Z N"/>
            </draw:custom-shape>
            <draw:custom-shape draw:name="Rovnoramenný trojuholník 66_1" draw:style-name="gr10" draw:text-style-name="P2" draw:layer="layout" svg:width="0.397cm" svg:height="0.396cm" svg:x="21.295cm" svg:y="2.219cm">
              <text:p/>
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 draw:name="Skupina 57_1">
            <draw:custom-shape draw:name="Obdĺžnik 55_2" draw:style-name="gr20" draw:text-style-name="P2" draw:layer="layout" svg:width="0.396cm" svg:height="9.328cm" svg:x="5.807cm" svg:y="5.971cm">
              <text:p/>
              <draw:enhanced-geometry svg:viewBox="0 0 21600 21600" draw:type="rectangle" draw:enhanced-path="M 0 0 L 21600 0 21600 21600 0 21600 0 0 Z N"/>
            </draw:custom-shape>
            <draw:custom-shape draw:name="Rovnoramenný trojuholník 56_2" draw:style-name="gr10" draw:text-style-name="P2" draw:layer="layout" svg:width="0.396cm" svg:height="0.396cm" svg:x="5.807cm" svg:y="5.971cm">
              <text:p/>
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g>
          <draw:custom-shape draw:name="BlokTextu 247_2" draw:style-name="gr3" draw:text-style-name="P6" draw:layer="layout" svg:width="2.758cm" svg:height="0.877cm" svg:x="14.046cm" svg:y="10.233cm">
            <text:list text:style-name="L1">
              <text:list-header>
                <text:p text:style-name="P5"><text:span text:style-name="T1">WriteData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BlokTextu 248_2" draw:style-name="gr3" draw:text-style-name="P6" draw:layer="layout" svg:width="2.631cm" svg:height="0.877cm" svg:x="13.85cm" svg:y="10.888cm">
            <text:list text:style-name="L1">
              <text:list-header>
                <text:p text:style-name="P5"><text:span text:style-name="T1">WriteReg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BlokTextu 252_0" draw:style-name="gr3" draw:text-style-name="P6" draw:layer="layout" svg:width="2.022cm" svg:height="0.666cm" svg:x="17.016cm" svg:y="10.319cm">
            <text:list text:style-name="L1">
              <text:list-header>
                <text:p text:style-name="P5"><text:span text:style-name="T9">WriteDataM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BlokTextu 254_0" draw:style-name="gr3" draw:text-style-name="P6" draw:layer="layout" svg:width="2.707cm" svg:height="0.877cm" svg:x="17.289cm" svg:y="10.914cm">
            <text:list text:style-name="L1">
              <text:list-header>
                <text:p text:style-name="P5"><text:span text:style-name="T1">WriteRegM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BlokTextu 255_0" draw:style-name="gr3" draw:text-style-name="P6" draw:layer="layout" svg:width="2.758cm" svg:height="0.877cm" svg:x="21.588cm" svg:y="10.862cm">
            <text:list text:style-name="L1">
              <text:list-header>
                <text:p text:style-name="P5"><text:span text:style-name="T1">WriteRegW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Ovál 159_0" draw:style-name="gr21" draw:text-style-name="P17" draw:layer="layout" svg:width="10.363cm" svg:height="0.811cm" svg:x="13.94cm" svg:y="11.0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BlokTextu 256_1" draw:style-name="gr3" draw:text-style-name="P6" draw:layer="layout" svg:width="2.001cm" svg:height="0.793cm" svg:x="21.687cm" svg:y="5.708cm">
          <text:list text:style-name="L1">
            <text:list-header>
              <text:p text:style-name="P5"><text:span text:style-name="T4">AluOut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49_9" draw:style-name="gr3" draw:text-style-name="P6" draw:layer="layout" svg:width="1.357cm" svg:height="0.877cm" svg:x="12.096cm" svg:y="14.159cm">
          <text:list text:style-name="L1">
            <text:list-header>
              <text:p text:style-name="P5"><text:span text:style-name="T1">P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60_3" draw:style-name="gr3" draw:text-style-name="P6" draw:layer="layout" svg:width="2.207cm" svg:height="0.877cm" svg:x="0.588cm" svg:y="13.432cm">
          <text:list text:style-name="L1">
            <text:list-header>
              <text:p text:style-name="P5"><text:span text:style-name="T1">PCPlus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49_10" draw:style-name="gr3" draw:text-style-name="P6" draw:layer="layout" svg:width="1.382cm" svg:height="0.877cm" svg:x="7.259cm" svg:y="14.159cm">
          <text:list text:style-name="L1">
            <text:list-header>
              <text:p text:style-name="P5"><text:span text:style-name="T1">PC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49_11" draw:style-name="gr3" draw:text-style-name="P6" draw:layer="layout" svg:width="1.331cm" svg:height="0.877cm" svg:x="4.068cm" svg:y="14.167cm">
          <text:list text:style-name="L1">
            <text:list-header>
              <text:p text:style-name="P5"><text:span text:style-name="T1">PC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65_1" draw:style-name="gr3" draw:text-style-name="P6" draw:layer="layout" svg:width="1.564cm" svg:height="0.877cm" svg:x="2.007cm" svg:y="16.518cm">
          <text:list text:style-name="L1">
            <text:list-header>
              <text:p text:style-name="P5"><text:span text:style-name="T1">Fetc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66_1" draw:style-name="gr3" draw:text-style-name="P6" draw:layer="layout" svg:width="2.004cm" svg:height="0.877cm" svg:x="8.386cm" svg:y="16.518cm">
          <text:list text:style-name="L1">
            <text:list-header>
              <text:p text:style-name="P5"><text:span text:style-name="T1">Decod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67_1" draw:style-name="gr3" draw:text-style-name="P6" draw:layer="layout" svg:width="2.08cm" svg:height="0.877cm" svg:x="13.653cm" svg:y="16.518cm">
          <text:list text:style-name="L1">
            <text:list-header>
              <text:p text:style-name="P5"><text:span text:style-name="T1">Execu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68_1" draw:style-name="gr3" draw:text-style-name="P6" draw:layer="layout" svg:width="2.076cm" svg:height="0.877cm" svg:x="18.179cm" svg:y="16.518cm">
          <text:list text:style-name="L1">
            <text:list-header>
              <text:p text:style-name="P5"><text:span text:style-name="T1">Memor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69_1" draw:style-name="gr3" draw:text-style-name="P6" draw:layer="layout" svg:width="2.504cm" svg:height="0.877cm" svg:x="21.918cm" svg:y="16.518cm">
          <text:list text:style-name="L1">
            <text:list-header>
              <text:p text:style-name="P5"><text:span text:style-name="T1">WriteBac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ál 196_0" draw:style-name="gr22" draw:text-style-name="P17" draw:layer="layout" svg:width="10.358cm" svg:height="1.532cm" svg:x="13.496cm" svg:y="2.2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Rovná spojnica 166_0" draw:style-name="gr1" draw:text-style-name="P1" draw:layer="layout" svg:x1="14.267cm" svg:y1="6.052cm" svg:x2="10.911cm" svg:y2="6.048cm">
          <text:p/>
        </draw:line>
        <draw:custom-shape draw:name="BlokTextu 253_0" draw:style-name="gr23" draw:text-style-name="P4" draw:layer="layout" svg:width="2.607cm" svg:height="0.877cm" svg:x="12.241cm" svg:y="5.285cm">
          <text:p text:style-name="P3"><text:span text:style-name="T1">ALUSrc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4" draw:layer="layout" svg:width="13.968cm" svg:height="10.476cm" svg:x="3.81cm" svg:y="2.123cm" draw:page-number="1" presentation:class="page"/>
          <draw:frame presentation:style-name="pr1" draw:text-style-name="P18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APO_20_2" draw:display-name="Gradient APO 2" draw:style="axial" draw:start-color="#99ccff" draw:end-color="#83afdb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52cm" draw:distance="0.052cm"/>
    <draw:stroke-dash draw:name="Dashed_20__28_var_29__20_5" draw:display-name="Dashed (var) 5" draw:style="rect" draw:dots1="1" draw:dots1-length="0.052cm" draw:distance="0.052cm"/>
    <draw:stroke-dash draw:name="Dashed_20__28_var_29__20_6" draw:display-name="Dashed (var) 6" draw:style="rect" draw:dots1="1" draw:dots1-length="0.052cm" draw:distance="0.05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25cm" svg:stroke-color="#000000" draw:marker-start-width="0.356cm" draw:marker-start-center="false" draw:marker-end-width="0.356cm" draw:marker-end-center="false" draw:fill="hatch" draw:fill-color="#99ccff" draw:fill-hatch-name="Black_20_0_20_Degrees" draw:fill-hatch-solid="false" draw:fill-image-width="0cm" draw:fill-image-height="0cm" fo:padding-top="0.025cm" fo:padding-bottom="0.025cm" fo:padding-left="0cm" fo:padding-right="0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ed_20__28_var_29__20_2" draw:fill="none" draw:fill-gradient-name="Gradient_20_10" draw:fill-hatch-name="Hatch_20_1" draw:fill-image-name="Bitmape_20_1"/>
      <style:text-properties fo:font-size="32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draw:stroke-dash="Dashed_20__28_var_29__20_2" svg:stroke-width="0.05cm" draw:fill-color="#ffcc99" draw:fill-gradient-name="Gradient_20_10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2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heading_20_4" style:display-name="heading 4" style:family="graphic">
      <style:paragraph-properties fo:margin-top="0.746cm" fo:margin-bottom="0.374cm" style:text-autospace="none"/>
      <style:text-properties style:font-name="Times New Roman" fo:font-family="'Times New Roman'" style:font-family-generic="roman" style:font-pitch="variable" fo:font-size="12pt" fo:language="en" fo:country="US" fo:font-weight="bold" style:language-asian="en" style:country-asian="US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Table_20_Contents" style:display-name="Table Content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Heading" style:display-name="Table Heading" style:family="graphic">
      <style:paragraph-properties fo:text-align="center" style:text-autospace="none"/>
      <style:text-properties fo:font-size="12pt" fo:language="en" fo:country="US" fo:font-weight="bold" style:language-asian="en" style:country-asian="US" style:font-size-complex="12pt" style:font-weight-complex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203cm"/>
      <style:text-properties fo:font-size="22pt" style:font-size-asian="28pt" style:font-size-complex="28pt"/>
    </style:style>
    <style:style style:name="Default-outline3" style:family="presentation" style:parent-style-name="Default-outline2">
      <style:paragraph-properties fo:margin-top="0cm" fo:margin-bottom="0.20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gradient" draw:fill-gradient-name="Gradient_20_APO_20_2" draw:fill-image-width="0cm" draw:fill-image-height="0cm" draw:textarea-vertical-align="middle" fo:padding-top="0.127cm" fo:padding-bottom="0.127cm" fo:padding-left="0.254cm" fo:padding-right="0.254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O-english-odp-background" style:family="presentation">
      <style:graphic-properties draw:stroke="none" draw:fill="none"/>
      <style:text-properties style:letter-kerning="true"/>
    </style:style>
    <style:style style:name="APO-english-odp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PO-english-odp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PO-english-odp-outline1" style:family="presentation">
      <style:graphic-properties draw:stroke="none" draw:fill="none" draw:auto-grow-height="false" draw:fit-to-size="shrink-to-fit" style:shrink-to-fit="true">
        <text:list-style style:name="APO-english-od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O-english-odp-outline2" style:family="presentation" style:parent-style-name="APO-english-odp-outline1">
      <style:paragraph-properties fo:margin-left="0cm" fo:margin-right="0cm" fo:margin-top="0cm" fo:margin-bottom="0.203cm" fo:text-indent="0cm"/>
      <style:text-properties fo:font-size="22pt" style:font-size-asian="28pt" style:font-size-complex="28pt"/>
    </style:style>
    <style:style style:name="APO-english-odp-outline3" style:family="presentation" style:parent-style-name="APO-english-odp-outline2">
      <style:paragraph-properties fo:margin-left="0cm" fo:margin-right="0cm" fo:margin-top="0cm" fo:margin-bottom="0.203cm" fo:text-indent="0cm"/>
      <style:text-properties fo:font-size="24pt" style:font-size-asian="24pt" style:font-size-complex="24pt"/>
    </style:style>
    <style:style style:name="APO-english-odp-outline4" style:family="presentation" style:parent-style-name="APO-english-odp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APO-english-odp-outline5" style:family="presentation" style:parent-style-name="APO-english-odp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outline6" style:family="presentation" style:parent-style-name="APO-english-odp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outline7" style:family="presentation" style:parent-style-name="APO-english-odp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outline8" style:family="presentation" style:parent-style-name="APO-english-odp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outline9" style:family="presentation" style:parent-style-name="APO-english-odp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subtitle" style:family="presentation">
      <style:graphic-properties draw:stroke="none" draw:fill="none" draw:textarea-vertical-align="middle">
        <text:list-style style:name="APO-english-odp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O-english-odp-title" style:family="presentation">
      <style:graphic-properties draw:stroke="none" draw:fill="gradient" draw:fill-gradient-name="Gradient_20_APO_20_2" draw:fill-image-width="0cm" draw:fill-image-height="0cm" draw:textarea-vertical-align="middle" fo:padding-top="0.127cm" fo:padding-bottom="0.127cm" fo:padding-left="0.254cm" fo:padding-right="0.254cm">
        <text:list-style style:name="APO-english-odp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APO-english-odp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APO-english-odp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4.004cm" svg:height="1.702cm" svg:x="0.698cm" svg:y="0.838cm" presentation:class="title" presentation:placeholder="true">
        <draw:text-box/>
      </draw:frame>
      <draw:frame presentation:style-name="Default-outline1" draw:layer="backgroundobjects" svg:width="22.859cm" svg:height="11.049cm" svg:x="1.271cm" svg:y="2.921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PO-english-odp" style:page-layout-name="PM1" draw:style-name="Mdp1">
      <draw:frame presentation:style-name="APO-english-odp-title" draw:layer="backgroundobjects" svg:width="24.004cm" svg:height="1.702cm" svg:x="0.698cm" svg:y="0.838cm" presentation:class="title" presentation:placeholder="true">
        <draw:text-box/>
      </draw:frame>
      <draw:frame presentation:style-name="APO-english-odp-outline1" draw:layer="backgroundobjects" svg:width="22.859cm" svg:height="11.049cm" svg:x="1.271cm" svg:y="2.921cm" presentation:class="outline" presentation:placeholder="true">
        <draw:text-box/>
      </draw:frame>
      <presentation:notes style:page-layout-name="PM0">
        <draw:page-thumbnail presentation:style-name="APO-english-odp-title" draw:layer="backgroundobjects" svg:width="13.968cm" svg:height="10.476cm" svg:x="3.81cm" svg:y="2.122cm" presentation:class="page"/>
        <draw:frame presentation:style-name="APO-english-odp-notes" draw:layer="backgroundobjects" svg:width="17.271cm" svg:height="12.572cm" svg:x="2.159cm" svg:y="13.27cm" presentation:class="notes" presentation:placeholder="true">
          <draw:text-box/>
        </draw:frame>
        <draw:frame presentation:style-name="Mpr3" draw:text-style-name="MP2" draw:layer="backgroundobjects" svg:width="9.37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7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7cm" svg:height="1.396cm" svg:x="0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7cm" svg:height="1.396cm" svg:x="12.219cm" svg:y="26.542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1-03-29T18:02:47</meta:creation-date>
    <meta:editing-duration>P2DT11H4M12S</meta:editing-duration>
    <meta:editing-cycles>273</meta:editing-cycles>
    <meta:generator>LibreOffice/6.4.7.2$Linux_X86_64 LibreOffice_project/40$Build-2</meta:generator>
    <dc:date>2023-03-09T15:37:25.704699564</dc:date>
    <dc:description>https://cw.fel.cvut.cz/wiki/courses/b35apo/start</dc:description>
    <dc:subject>B35APO - Computer Architectures</dc:subject>
    <dc:title>Central Processing Unit (CPU)</dc:title>
    <meta:document-statistic meta:object-count="196"/>
  </office:meta>
</office:document-meta>
</file>